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ピボットテーブルの角">
      <style:table-cell-properties fo:border-bottom="none" fo:border-left="2.01pt solid #000000" fo:border-right="none" fo:border-top="2.01pt solid #000000"/>
    </style:style>
    <style:style style:name="ce2" style:family="table-cell" style:parent-style-name="ピボットテーブルのフィールド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ピボットテーブルのカテゴリー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ピボットテーブルのカテゴリー" style:data-style-name="N0">
      <style:table-cell-properties fo:border-bottom="2.01pt solid #000000" fo:border-left="2.01pt solid #000000" fo:border-right="0.99pt solid #000000" fo:border-top="none"/>
    </style:style>
    <style:style style:name="ce15" style:family="table-cell" style:parent-style-name="ピボットテーブルのフィールド">
      <style:table-cell-properties fo:border-bottom="0.06pt solid #000000" fo:border-left="none" fo:border-right="none" fo:border-top="0.06pt solid #000000"/>
    </style:style>
    <style:style style:name="ce23" style:family="table-cell" style:parent-style-name="ピボットテーブルのカテゴリー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ピボットテーブルの角">
      <style:table-cell-properties fo:border-bottom="none" fo:border-left="none" fo:border-right="0.99pt solid #000000" fo:border-top="2.01pt solid #000000"/>
    </style:style>
    <style:style style:name="ce12" style:family="table-cell" style:parent-style-name="ピボットテーブルのフィールド">
      <style:table-cell-properties fo:border="0.99pt solid #000000"/>
    </style:style>
    <style:style style:name="ce13" style:family="table-cell" style:parent-style-name="ピボットテーブルのカテゴリー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ピボットテーブルのカテゴリー" style:data-style-name="N0">
      <style:table-cell-properties fo:border-bottom="none" fo:border-left="0.99pt solid #000000" fo:border-right="0.99pt solid #000000" fo:border-top="none"/>
    </style:style>
    <style:style style:name="ce16" style:family="table-cell" style:parent-style-name="ピボットテーブルのカテゴリー" style:data-style-name="N0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ピボットテーブルのカテゴリー" style:data-style-name="N0">
      <style:table-cell-properties fo:border-bottom="2.01pt solid #000000" fo:border-left="0.99pt solid #000000" fo:border-right="0.99pt solid #000000" fo:border-top="none"/>
    </style:style>
    <style:style style:name="ce18" style:family="table-cell" style:parent-style-name="ピボットテーブルのフィールド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ピボットテーブルのカテゴリー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ピボットテーブルの値">
      <style:table-cell-properties fo:border-bottom="none" fo:border-left="0.99pt solid #000000" fo:border-right="none" fo:border-top="0.99pt solid #000000"/>
    </style:style>
    <style:style style:name="ce21" style:family="table-cell" style:parent-style-name="ピボットテーブルの値">
      <style:table-cell-properties fo:border-bottom="none" fo:border-left="0.99pt solid #000000" fo:border-right="none" fo:border-top="none"/>
    </style:style>
    <style:style style:name="ce22" style:family="table-cell" style:parent-style-name="ピボットテーブルの値">
      <style:table-cell-properties fo:border-bottom="0.99pt solid #000000" fo:border-left="0.99pt solid #000000" fo:border-right="none" fo:border-top="none"/>
    </style:style>
    <style:style style:name="ce25" style:family="table-cell" style:parent-style-name="ピボットテーブルの値">
      <style:table-cell-properties fo:border-bottom="2.01pt solid #000000" fo:border-left="0.99pt solid #000000" fo:border-right="none" fo:border-top="none"/>
    </style:style>
    <style:style style:name="ce62" style:family="table-cell" style:parent-style-name="ピボットテーブルの値">
      <style:table-cell-properties fo:border-bottom="0.06pt solid #000000" fo:border-left="none" fo:border-right="none" fo:border-top="0.06pt solid #000000"/>
    </style:style>
    <style:style style:name="ce28" style:family="table-cell" style:parent-style-name="ピボットテーブルの角">
      <style:table-cell-properties fo:border-bottom="0.99pt solid #000000" fo:border-left="none" fo:border-right="none" fo:border-top="2.01pt solid #000000"/>
    </style:style>
    <style:style style:name="ce29" style:family="table-cell" style:parent-style-name="ピボットテーブルのカテゴリー" style:data-style-name="N0">
      <style:table-cell-properties fo:border-bottom="0.99pt solid #000000" fo:border-left="none" fo:border-right="none" fo:border-top="none"/>
    </style:style>
    <style:style style:name="ce30" style:family="table-cell" style:parent-style-name="ピボットテーブルの値">
      <style:table-cell-properties fo:border-bottom="none" fo:border-left="none" fo:border-right="none" fo:border-top="0.99pt solid #000000"/>
    </style:style>
    <style:style style:name="ce31" style:family="table-cell" style:parent-style-name="ピボットテーブルの値">
      <style:table-cell-properties fo:border-bottom="0.99pt solid #000000" fo:border-left="none" fo:border-right="none" fo:border-top="none"/>
    </style:style>
    <style:style style:name="ce32" style:family="table-cell" style:parent-style-name="ピボットテーブルの値">
      <style:table-cell-properties fo:border-bottom="2.01pt solid #000000" fo:border-left="none" fo:border-right="none" fo:border-top="none"/>
    </style:style>
    <style:style style:name="ce33" style:family="table-cell" style:parent-style-name="ピボットテーブルの角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ピボットテーブルのカテゴリー" style:data-style-name="N0">
      <style:table-cell-properties fo:border-bottom="0.99pt solid #000000" fo:border-left="none" fo:border-right="2.01pt solid #000000" fo:border-top="none"/>
    </style:style>
    <style:style style:name="ce35" style:family="table-cell" style:parent-style-name="ピボットテーブルの値">
      <style:table-cell-properties fo:border-bottom="none" fo:border-left="none" fo:border-right="2.01pt solid #000000" fo:border-top="0.99pt solid #000000"/>
    </style:style>
    <style:style style:name="ce36" style:family="table-cell" style:parent-style-name="ピボットテーブルの値">
      <style:table-cell-properties fo:border-bottom="none" fo:border-left="none" fo:border-right="2.01pt solid #000000" fo:border-top="none"/>
    </style:style>
    <style:style style:name="ce37" style:family="table-cell" style:parent-style-name="ピボットテーブルの値">
      <style:table-cell-properties fo:border-bottom="0.99pt solid #000000" fo:border-left="none" fo:border-right="2.01pt solid #000000" fo:border-top="none"/>
    </style:style>
    <style:style style:name="ce38" style:family="table-cell" style:parent-style-name="ピボットテーブルの値">
      <style:table-cell-properties fo:border-bottom="2.01pt solid #000000" fo:border-left="none" fo:border-right="2.01pt solid #000000" fo:border-top="none"/>
    </style:style>
    <style:style style:name="ce76" style:family="table-cell" style:parent-style-name="ピボットテーブルのフィールド">
      <style:table-cell-properties fo:border="none"/>
    </style:style>
    <style:style style:name="ce78" style:family="table-cell" style:parent-style-name="Default" style:data-style-name="N61"/>
    <style:style style:name="ce77" style:family="table-cell" style:parent-style-name="ピボットテーブルのカテゴリー" style:data-style-name="N0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76853590640482" calcext:value-type="float">
            <text:p>0.276853590640482</text:p>
          </table:table-cell>
          <table:table-cell office:value-type="float" office:value="0.270566787320755" calcext:value-type="float">
            <text:p>0.270566787320755</text:p>
          </table:table-cell>
          <table:table-cell office:value-type="float" office:value="0.285941432229447" calcext:value-type="float">
            <text:p>0.285941432229447</text:p>
          </table:table-cell>
          <table:table-cell office:value-type="float" office:value="0.00929048276450361" calcext:value-type="float">
            <text:p>0.009290482764504</text:p>
          </table:table-cell>
          <table:table-cell office:value-type="float" office:value="0.00125263821670349" calcext:value-type="float">
            <text:p>0.001252638216703</text:p>
          </table:table-cell>
          <table:table-cell office:value-type="float" office:value="0.0122529532412057" calcext:value-type="float">
            <text:p>0.012252953241206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200326053283576" calcext:value-type="float">
            <text:p>0.200326053283576</text:p>
          </table:table-cell>
          <table:table-cell office:value-type="float" office:value="0.196031679122786" calcext:value-type="float">
            <text:p>0.196031679122786</text:p>
          </table:table-cell>
          <table:table-cell office:value-type="float" office:value="0.207174672636181" calcext:value-type="float">
            <text:p>0.207174672636181</text:p>
          </table:table-cell>
          <table:table-cell office:value-type="float" office:value="0.00701575016283733" calcext:value-type="float">
            <text:p>0.007015750162837</text:p>
          </table:table-cell>
          <table:table-cell office:value-type="float" office:value="0.00217548410426619" calcext:value-type="float">
            <text:p>0.002175484104266</text:p>
          </table:table-cell>
          <table:table-cell office:value-type="float" office:value="0.00938490032033893" calcext:value-type="float">
            <text:p>0.009384900320339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661220092143398" calcext:value-type="float">
            <text:p>6.61220092143398E-07</text:p>
          </table:table-cell>
          <table:table-cell office:value-type="float" office:value="0.000000635891826287946" calcext:value-type="float">
            <text:p>6.35891826287946E-07</text:p>
          </table:table-cell>
          <table:table-cell office:value-type="float" office:value="0.000000683002292300823" calcext:value-type="float">
            <text:p>6.83002292300823E-07</text:p>
          </table:table-cell>
          <table:table-cell office:value-type="float" office:value="0.0000000639324229016675" calcext:value-type="float">
            <text:p>6.39324229016675E-08</text:p>
          </table:table-cell>
          <table:table-cell office:value-type="float" office:value="0.0000000517387752779277" calcext:value-type="float">
            <text:p>5.17387752779277E-08</text:p>
          </table:table-cell>
          <table:table-cell office:value-type="float" office:value="0.0000000838815420579975" calcext:value-type="float">
            <text:p>8.38815420579975E-08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12793743795988" calcext:value-type="float">
            <text:p>0.012793743795988</text:p>
          </table:table-cell>
          <table:table-cell office:value-type="float" office:value="0.0121836240994024" calcext:value-type="float">
            <text:p>0.012183624099402</text:p>
          </table:table-cell>
          <table:table-cell office:value-type="float" office:value="0.0134354583025667" calcext:value-type="float">
            <text:p>0.013435458302567</text:p>
          </table:table-cell>
          <table:table-cell office:value-type="float" office:value="0.00158780529971377" calcext:value-type="float">
            <text:p>0.001587805299714</text:p>
          </table:table-cell>
          <table:table-cell office:value-type="float" office:value="0.00113033975431522" calcext:value-type="float">
            <text:p>0.001130339754315</text:p>
          </table:table-cell>
          <table:table-cell office:value-type="float" office:value="0.00217984141072666" calcext:value-type="float">
            <text:p>0.00217984141072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31555886845101" calcext:value-type="float">
            <text:p>3.1555886845101E-06</text:p>
          </table:table-cell>
          <table:table-cell office:value-type="float" office:value="0.0000028979336469701" calcext:value-type="float">
            <text:p>2.8979336469701E-06</text:p>
          </table:table-cell>
          <table:table-cell office:value-type="float" office:value="0.00000411930810395673" calcext:value-type="float">
            <text:p>4.11930810395673E-06</text:p>
          </table:table-cell>
          <table:table-cell office:value-type="float" office:value="0.00000128103247693" calcext:value-type="float">
            <text:p>1.28103247693E-06</text:p>
          </table:table-cell>
          <table:table-cell office:value-type="float" office:value="0.000000271190716486748" calcext:value-type="float">
            <text:p>2.71190716486748E-07</text:p>
          </table:table-cell>
          <table:table-cell office:value-type="float" office:value="0.00000258531240868687" calcext:value-type="float">
            <text:p>2.58531240868687E-06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193005096080868" calcext:value-type="float">
            <text:p>0.000193005096081</text:p>
          </table:table-cell>
          <table:table-cell office:value-type="float" office:value="0.000185740538043017" calcext:value-type="float">
            <text:p>0.000185740538043</text:p>
          </table:table-cell>
          <table:table-cell office:value-type="float" office:value="0.000206337489597593" calcext:value-type="float">
            <text:p>0.000206337489598</text:p>
          </table:table-cell>
          <table:table-cell office:value-type="float" office:value="0.0000283681230771966" calcext:value-type="float">
            <text:p>2.83681230771966E-05</text:p>
          </table:table-cell>
          <table:table-cell office:value-type="float" office:value="0.0000198442214347011" calcext:value-type="float">
            <text:p>1.98442214347011E-05</text:p>
          </table:table-cell>
          <table:table-cell office:value-type="float" office:value="0.0000442578271857773" calcext:value-type="float">
            <text:p>4.42578271857773E-05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minify</text:p>
          </table:table-cell>
          <table:table-cell office:value-type="float" office:value="0.714291081812172" calcext:value-type="float">
            <text:p>0.714291081812172</text:p>
          </table:table-cell>
          <table:table-cell office:value-type="float" office:value="0.68839724013981" calcext:value-type="float">
            <text:p>0.68839724013981</text:p>
          </table:table-cell>
          <table:table-cell office:value-type="float" office:value="0.766001508595738" calcext:value-type="float">
            <text:p>0.766001508595738</text:p>
          </table:table-cell>
          <table:table-cell office:value-type="float" office:value="0.0447825598949857" calcext:value-type="float">
            <text:p>0.044782559894986</text:p>
          </table:table-cell>
          <table:table-cell office:value-type="float" office:value="0" calcext:value-type="float">
            <text:p>0</text:p>
          </table:table-cell>
          <table:table-cell office:value-type="float" office:value="0.0448048452832939" calcext:value-type="float">
            <text:p>0.044804845283294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topSort</text:p>
          </table:table-cell>
          <table:table-cell office:value-type="float" office:value="0.201705879405424" calcext:value-type="float">
            <text:p>0.201705879405424</text:p>
          </table:table-cell>
          <table:table-cell office:value-type="float" office:value="0.195110473854778" calcext:value-type="float">
            <text:p>0.195110473854778</text:p>
          </table:table-cell>
          <table:table-cell office:value-type="float" office:value="0.207509792247493" calcext:value-type="float">
            <text:p>0.207509792247493</text:p>
          </table:table-cell>
          <table:table-cell office:value-type="float" office:value="0.00802617321834405" calcext:value-type="float">
            <text:p>0.008026173218344</text:p>
          </table:table-cell>
          <table:table-cell office:value-type="float" office:value="0.0049687256334711" calcext:value-type="float">
            <text:p>0.004968725633471</text:p>
          </table:table-cell>
          <table:table-cell office:value-type="float" office:value="0.0122157772018271" calcext:value-type="float">
            <text:p>0.01221577720182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prune</text:p>
          </table:table-cell>
          <table:table-cell office:value-type="float" office:value="0.0758818203547846" calcext:value-type="float">
            <text:p>0.075881820354785</text:p>
          </table:table-cell>
          <table:table-cell office:value-type="float" office:value="0.0726466487503849" calcext:value-type="float">
            <text:p>0.072646648750385</text:p>
          </table:table-cell>
          <table:table-cell office:value-type="float" office:value="0.0793659894722079" calcext:value-type="float">
            <text:p>0.079365989472208</text:p>
          </table:table-cell>
          <table:table-cell office:value-type="float" office:value="0.00536436320025787" calcext:value-type="float">
            <text:p>0.005364363200258</text:p>
          </table:table-cell>
          <table:table-cell office:value-type="float" office:value="0.00408000372895834" calcext:value-type="float">
            <text:p>0.004080003728958</text:p>
          </table:table-cell>
          <table:table-cell office:value-type="float" office:value="0.00715828295687949" calcext:value-type="float">
            <text:p>0.00715828295688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123126774123504" calcext:value-type="float">
            <text:p>0.123126774123504</text:p>
          </table:table-cell>
          <table:table-cell office:value-type="float" office:value="0.11928941259239" calcext:value-type="float">
            <text:p>0.11928941259239</text:p>
          </table:table-cell>
          <table:table-cell office:value-type="float" office:value="0.125022098142745" calcext:value-type="float">
            <text:p>0.125022098142745</text:p>
          </table:table-cell>
          <table:table-cell office:value-type="float" office:value="0.00358698844889038" calcext:value-type="float">
            <text:p>0.00358698844889</text:p>
          </table:table-cell>
          <table:table-cell office:value-type="float" office:value="0.000630592436013563" calcext:value-type="float">
            <text:p>0.000630592436014</text:p>
          </table:table-cell>
          <table:table-cell office:value-type="float" office:value="0.00533029124356067" calcext:value-type="float">
            <text:p>0.005330291243561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939481205044102" calcext:value-type="float">
            <text:p>0.09394812050441</text:p>
          </table:table-cell>
          <table:table-cell office:value-type="float" office:value="0.0917866276772725" calcext:value-type="float">
            <text:p>0.091786627677273</text:p>
          </table:table-cell>
          <table:table-cell office:value-type="float" office:value="0.0962051990800282" calcext:value-type="float">
            <text:p>0.096205199080028</text:p>
          </table:table-cell>
          <table:table-cell office:value-type="float" office:value="0.00364408859277439" calcext:value-type="float">
            <text:p>0.003644088592774</text:p>
          </table:table-cell>
          <table:table-cell office:value-type="float" office:value="0.00190895234914876" calcext:value-type="float">
            <text:p>0.001908952349149</text:p>
          </table:table-cell>
          <table:table-cell office:value-type="float" office:value="0.00511590629902091" calcext:value-type="float">
            <text:p>0.005115906299021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106820214283588" calcext:value-type="float">
            <text:p>0.106820214283588</text:p>
          </table:table-cell>
          <table:table-cell office:value-type="float" office:value="0.104149281061738" calcext:value-type="float">
            <text:p>0.104149281061738</text:p>
          </table:table-cell>
          <table:table-cell office:value-type="float" office:value="0.110018704586809" calcext:value-type="float">
            <text:p>0.110018704586809</text:p>
          </table:table-cell>
          <table:table-cell office:value-type="float" office:value="0.00414382725378516" calcext:value-type="float">
            <text:p>0.004143827253785</text:p>
          </table:table-cell>
          <table:table-cell office:value-type="float" office:value="0.00247662577676959" calcext:value-type="float">
            <text:p>0.00247662577677</text:p>
          </table:table-cell>
          <table:table-cell office:value-type="float" office:value="0.00649539235894661" calcext:value-type="float">
            <text:p>0.00649539235894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0259609079036973" calcext:value-type="float">
            <text:p>0.025960907903697</text:p>
          </table:table-cell>
          <table:table-cell office:value-type="float" office:value="0.024499281615907" calcext:value-type="float">
            <text:p>0.024499281615907</text:p>
          </table:table-cell>
          <table:table-cell office:value-type="float" office:value="0.0269183213756234" calcext:value-type="float">
            <text:p>0.026918321375624</text:p>
          </table:table-cell>
          <table:table-cell office:value-type="float" office:value="0.00265560622378022" calcext:value-type="float">
            <text:p>0.00265560622378</text:p>
          </table:table-cell>
          <table:table-cell office:value-type="float" office:value="0.00150117058701516" calcext:value-type="float">
            <text:p>0.001501170587015</text:p>
          </table:table-cell>
          <table:table-cell office:value-type="float" office:value="0.00402639483382527" calcext:value-type="float">
            <text:p>0.004026394833825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035243120994471" calcext:value-type="float">
            <text:p>0.035243120994471</text:p>
          </table:table-cell>
          <table:table-cell office:value-type="float" office:value="0.0333411030715807" calcext:value-type="float">
            <text:p>0.033341103071581</text:p>
          </table:table-cell>
          <table:table-cell office:value-type="float" office:value="0.0364624441602133" calcext:value-type="float">
            <text:p>0.036462444160213</text:p>
          </table:table-cell>
          <table:table-cell office:value-type="float" office:value="0.00303920774584736" calcext:value-type="float">
            <text:p>0.003039207745847</text:p>
          </table:table-cell>
          <table:table-cell office:value-type="float" office:value="0.00175010912278464" calcext:value-type="float">
            <text:p>0.001750109122785</text:p>
          </table:table-cell>
          <table:table-cell office:value-type="float" office:value="0.00463192008903733" calcext:value-type="float">
            <text:p>0.004631920089037</text:p>
          </table:table-cell>
        </table:table-row>
        <table:table-row table:style-name="ro1">
          <table:table-cell office:value-type="string" calcext:value-type="string">
            <text:p>ADFA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0.630420076287174" calcext:value-type="float">
            <text:p>0.630420076287174</text:p>
          </table:table-cell>
          <table:table-cell office:value-type="float" office:value="0.620496179805403" calcext:value-type="float">
            <text:p>0.620496179805403</text:p>
          </table:table-cell>
          <table:table-cell office:value-type="float" office:value="0.636517367584886" calcext:value-type="float">
            <text:p>0.636517367584886</text:p>
          </table:table-cell>
          <table:table-cell office:value-type="float" office:value="0.00924466471787003" calcext:value-type="float">
            <text:p>0.00924466471787</text:p>
          </table:table-cell>
          <table:table-cell office:value-type="float" office:value="0" calcext:value-type="float">
            <text:p>0</text:p>
          </table:table-cell>
          <table:table-cell office:value-type="float" office:value="0.0105608183161843" calcext:value-type="float">
            <text:p>0.01056081831618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71370895367921" calcext:value-type="float">
            <text:p>0.271370895367921</text:p>
          </table:table-cell>
          <table:table-cell office:value-type="float" office:value="0.265308109330383" calcext:value-type="float">
            <text:p>0.265308109330383</text:p>
          </table:table-cell>
          <table:table-cell office:value-type="float" office:value="0.278520676563355" calcext:value-type="float">
            <text:p>0.278520676563355</text:p>
          </table:table-cell>
          <table:table-cell office:value-type="float" office:value="0.00718752806774901" calcext:value-type="float">
            <text:p>0.007187528067749</text:p>
          </table:table-cell>
          <table:table-cell office:value-type="float" office:value="0.00319371057727084" calcext:value-type="float">
            <text:p>0.003193710577271</text:p>
          </table:table-cell>
          <table:table-cell office:value-type="float" office:value="0.00999448646393322" calcext:value-type="float">
            <text:p>0.009994486463933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0737748495046248" calcext:value-type="float">
            <text:p>0.073774849504625</text:p>
          </table:table-cell>
          <table:table-cell office:value-type="float" office:value="0.0696269830952955" calcext:value-type="float">
            <text:p>0.069626983095296</text:p>
          </table:table-cell>
          <table:table-cell office:value-type="float" office:value="0.0761627965982912" calcext:value-type="float">
            <text:p>0.076162796598291</text:p>
          </table:table-cell>
          <table:table-cell office:value-type="float" office:value="0.00505585715497886" calcext:value-type="float">
            <text:p>0.005055857154979</text:p>
          </table:table-cell>
          <table:table-cell office:value-type="float" office:value="0.003030199479328" calcext:value-type="float">
            <text:p>0.003030199479328</text:p>
          </table:table-cell>
          <table:table-cell office:value-type="float" office:value="0.00716028534963449" calcext:value-type="float">
            <text:p>0.00716028534963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00839968706791059" calcext:value-type="float">
            <text:p>8.39968706791059E-09</text:p>
          </table:table-cell>
          <table:table-cell office:value-type="float" office:value="0.00000000803166299133653" calcext:value-type="float">
            <text:p>8.03166299133653E-09</text:p>
          </table:table-cell>
          <table:table-cell office:value-type="float" office:value="0.00000000866818973275805" calcext:value-type="float">
            <text:p>8.66818973275805E-09</text:p>
          </table:table-cell>
          <table:table-cell office:value-type="float" office:value="0.000000000650045644335131" calcext:value-type="float">
            <text:p>6.50045644335131E-10</text:p>
          </table:table-cell>
          <table:table-cell office:value-type="float" office:value="0.000000000513986257232302" calcext:value-type="float">
            <text:p>5.13986257232302E-10</text:p>
          </table:table-cell>
          <table:table-cell office:value-type="float" office:value="0.00000000077587726742775" calcext:value-type="float">
            <text:p>7.7587726742775E-10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103040386222361" calcext:value-type="float">
            <text:p>0.010304038622236</text:p>
          </table:table-cell>
          <table:table-cell office:value-type="float" office:value="0.00990682223069342" calcext:value-type="float">
            <text:p>0.009906822230693</text:p>
          </table:table-cell>
          <table:table-cell office:value-type="float" office:value="0.0107822341103138" calcext:value-type="float">
            <text:p>0.010782234110314</text:p>
          </table:table-cell>
          <table:table-cell office:value-type="float" office:value="0.00125011180175402" calcext:value-type="float">
            <text:p>0.001250111801754</text:p>
          </table:table-cell>
          <table:table-cell office:value-type="float" office:value="0.00093339125833004" calcext:value-type="float">
            <text:p>0.00093339125833</text:p>
          </table:table-cell>
          <table:table-cell office:value-type="float" office:value="0.00171519441489995" calcext:value-type="float">
            <text:p>0.0017151944149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218023405746281" calcext:value-type="float">
            <text:p>2.18023405746281E-06</text:p>
          </table:table-cell>
          <table:table-cell office:value-type="float" office:value="0.00000210209959213761" calcext:value-type="float">
            <text:p>2.10209959213761E-06</text:p>
          </table:table-cell>
          <table:table-cell office:value-type="float" office:value="0.00000224123644687583" calcext:value-type="float">
            <text:p>2.24123644687583E-06</text:p>
          </table:table-cell>
          <table:table-cell office:value-type="float" office:value="0.000000186257104394998" calcext:value-type="float">
            <text:p>1.86257104394998E-07</text:p>
          </table:table-cell>
          <table:table-cell office:value-type="float" office:value="0.000000146495650716108" calcext:value-type="float">
            <text:p>1.46495650716108E-07</text:p>
          </table:table-cell>
          <table:table-cell office:value-type="float" office:value="0.000000231544045351014" calcext:value-type="float">
            <text:p>2.31544045351014E-07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153996907940969" calcext:value-type="float">
            <text:p>0.000153996907941</text:p>
          </table:table-cell>
          <table:table-cell office:value-type="float" office:value="0.000148104780465001" calcext:value-type="float">
            <text:p>0.000148104780465</text:p>
          </table:table-cell>
          <table:table-cell office:value-type="float" office:value="0.000159989338601893" calcext:value-type="float">
            <text:p>0.000159989338602</text:p>
          </table:table-cell>
          <table:table-cell office:value-type="float" office:value="0.0000168986577289221" calcext:value-type="float">
            <text:p>1.68986577289221E-05</text:p>
          </table:table-cell>
          <table:table-cell office:value-type="float" office:value="0.0000146015467196418" calcext:value-type="float">
            <text:p>1.46015467196418E-05</text:p>
          </table:table-cell>
          <table:table-cell office:value-type="float" office:value="0.0000202589634035174" calcext:value-type="float">
            <text:p>2.02589634035174E-05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0361844291371098" calcext:value-type="float">
            <text:p>0.03618442913711</text:p>
          </table:table-cell>
          <table:table-cell office:value-type="float" office:value="0.0339152421025982" calcext:value-type="float">
            <text:p>0.033915242102598</text:p>
          </table:table-cell>
          <table:table-cell office:value-type="float" office:value="0.0373967386541515" calcext:value-type="float">
            <text:p>0.037396738654152</text:p>
          </table:table-cell>
          <table:table-cell office:value-type="float" office:value="0.00316122637753888" calcext:value-type="float">
            <text:p>0.003161226377539</text:p>
          </table:table-cell>
          <table:table-cell office:value-type="float" office:value="0.000995206843954351" calcext:value-type="float">
            <text:p>0.000995206843954</text:p>
          </table:table-cell>
          <table:table-cell office:value-type="float" office:value="0.00542859876936345" calcext:value-type="float">
            <text:p>0.005428598769363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521038754104828" calcext:value-type="float">
            <text:p>0.052103875410483</text:p>
          </table:table-cell>
          <table:table-cell office:value-type="float" office:value="0.049478104000766" calcext:value-type="float">
            <text:p>0.049478104000766</text:p>
          </table:table-cell>
          <table:table-cell office:value-type="float" office:value="0.0535972076657513" calcext:value-type="float">
            <text:p>0.053597207665751</text:p>
          </table:table-cell>
          <table:table-cell office:value-type="float" office:value="0.0032798546234262" calcext:value-type="float">
            <text:p>0.003279854623426</text:p>
          </table:table-cell>
          <table:table-cell office:value-type="float" office:value="0.00220711125086104" calcext:value-type="float">
            <text:p>0.002207111250861</text:p>
          </table:table-cell>
          <table:table-cell office:value-type="float" office:value="0.005225820127989" calcext:value-type="float">
            <text:p>0.005225820127989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0171528843631838" calcext:value-type="float">
            <text:p>0.017152884363184</text:p>
          </table:table-cell>
          <table:table-cell office:value-type="float" office:value="0.0163484426746805" calcext:value-type="float">
            <text:p>0.016348442674681</text:p>
          </table:table-cell>
          <table:table-cell office:value-type="float" office:value="0.0176255691841839" calcext:value-type="float">
            <text:p>0.017625569184184</text:p>
          </table:table-cell>
          <table:table-cell office:value-type="float" office:value="0.00138773710780526" calcext:value-type="float">
            <text:p>0.001387737107805</text:p>
          </table:table-cell>
          <table:table-cell office:value-type="float" office:value="0.000906401861602228" calcext:value-type="float">
            <text:p>0.000906401861602</text:p>
          </table:table-cell>
          <table:table-cell office:value-type="float" office:value="0.0018818097620943" calcext:value-type="float">
            <text:p>0.001881809762094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0718281004564536" calcext:value-type="float">
            <text:p>0.071828100456454</text:p>
          </table:table-cell>
          <table:table-cell office:value-type="float" office:value="0.0699015449790611" calcext:value-type="float">
            <text:p>0.069901544979061</text:p>
          </table:table-cell>
          <table:table-cell office:value-type="float" office:value="0.0735808432860274" calcext:value-type="float">
            <text:p>0.073580843286027</text:p>
          </table:table-cell>
          <table:table-cell office:value-type="float" office:value="0.00298019549337899" calcext:value-type="float">
            <text:p>0.002980195493379</text:p>
          </table:table-cell>
          <table:table-cell office:value-type="float" office:value="0.00238902018394085" calcext:value-type="float">
            <text:p>0.002389020183941</text:p>
          </table:table-cell>
          <table:table-cell office:value-type="float" office:value="0.00399272520523641" calcext:value-type="float">
            <text:p>0.003992725205236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0280561685225041" calcext:value-type="float">
            <text:p>0.028056168522504</text:p>
          </table:table-cell>
          <table:table-cell office:value-type="float" office:value="0.0257741023805792" calcext:value-type="float">
            <text:p>0.025774102380579</text:p>
          </table:table-cell>
          <table:table-cell office:value-type="float" office:value="0.0293022442269229" calcext:value-type="float">
            <text:p>0.029302244226923</text:p>
          </table:table-cell>
          <table:table-cell office:value-type="float" office:value="0.00329604933120334" calcext:value-type="float">
            <text:p>0.003296049331203</text:p>
          </table:table-cell>
          <table:table-cell office:value-type="float" office:value="0.00179809550174293" calcext:value-type="float">
            <text:p>0.001798095501743</text:p>
          </table:table-cell>
          <table:table-cell office:value-type="float" office:value="0.00528118918141583" calcext:value-type="float">
            <text:p>0.005281189181416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0.743587422918571" calcext:value-type="float">
            <text:p>0.743587422918571</text:p>
          </table:table-cell>
          <table:table-cell office:value-type="float" office:value="0.736342944470345" calcext:value-type="float">
            <text:p>0.736342944470345</text:p>
          </table:table-cell>
          <table:table-cell office:value-type="float" office:value="0.748758145823515" calcext:value-type="float">
            <text:p>0.748758145823515</text:p>
          </table:table-cell>
          <table:table-cell office:value-type="float" office:value="0.00780653997481016" calcext:value-type="float">
            <text:p>0.00780653997481</text:p>
          </table:table-cell>
          <table:table-cell office:value-type="float" office:value="0" calcext:value-type="float">
            <text:p>0</text:p>
          </table:table-cell>
          <table:table-cell office:value-type="float" office:value="0.00895595478322319" calcext:value-type="float">
            <text:p>0.00895595478322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List</text:p>
          </table:table-cell>
          <table:table-cell office:value-type="float" office:value="0.270004716686235" calcext:value-type="float">
            <text:p>0.270004716686235</text:p>
          </table:table-cell>
          <table:table-cell office:value-type="float" office:value="0.264370223070624" calcext:value-type="float">
            <text:p>0.264370223070624</text:p>
          </table:table-cell>
          <table:table-cell office:value-type="float" office:value="0.276212138014172" calcext:value-type="float">
            <text:p>0.276212138014172</text:p>
          </table:table-cell>
          <table:table-cell office:value-type="float" office:value="0.00649502094814131" calcext:value-type="float">
            <text:p>0.006495020948141</text:p>
          </table:table-cell>
          <table:table-cell office:value-type="float" office:value="0.00335581143781644" calcext:value-type="float">
            <text:p>0.003355811437816</text:p>
          </table:table-cell>
          <table:table-cell office:value-type="float" office:value="0.00913734834893583" calcext:value-type="float">
            <text:p>0.009137348348936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romAscList</text:p>
          </table:table-cell>
          <table:table-cell office:value-type="float" office:value="0.0728207916524665" calcext:value-type="float">
            <text:p>0.072820791652467</text:p>
          </table:table-cell>
          <table:table-cell office:value-type="float" office:value="0.0700392706230152" calcext:value-type="float">
            <text:p>0.070039270623015</text:p>
          </table:table-cell>
          <table:table-cell office:value-type="float" office:value="0.0755789374880467" calcext:value-type="float">
            <text:p>0.075578937488047</text:p>
          </table:table-cell>
          <table:table-cell office:value-type="float" office:value="0.00460787411560303" calcext:value-type="float">
            <text:p>0.004607874115603</text:p>
          </table:table-cell>
          <table:table-cell office:value-type="float" office:value="0.00266577361258606" calcext:value-type="float">
            <text:p>0.002665773612586</text:p>
          </table:table-cell>
          <table:table-cell office:value-type="float" office:value="0.00711155292034916" calcext:value-type="float">
            <text:p>0.007111552920349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sEmpty</text:p>
          </table:table-cell>
          <table:table-cell office:value-type="float" office:value="0.00000000679555983088785" calcext:value-type="float">
            <text:p>6.79555983088785E-09</text:p>
          </table:table-cell>
          <table:table-cell office:value-type="float" office:value="0.00000000655143958441364" calcext:value-type="float">
            <text:p>6.55143958441364E-09</text:p>
          </table:table-cell>
          <table:table-cell office:value-type="float" office:value="0.0000000069817411270574" calcext:value-type="float">
            <text:p>6.9817411270574E-09</text:p>
          </table:table-cell>
          <table:table-cell office:value-type="float" office:value="0.000000000377966520947587" calcext:value-type="float">
            <text:p>3.77966520947587E-10</text:p>
          </table:table-cell>
          <table:table-cell office:value-type="float" office:value="0.000000000285791894620265" calcext:value-type="float">
            <text:p>2.85791894620265E-10</text:p>
          </table:table-cell>
          <table:table-cell office:value-type="float" office:value="0.000000000489270940358864" calcext:value-type="float">
            <text:p>4.89270940358864E-1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tringCount</text:p>
          </table:table-cell>
          <table:table-cell office:value-type="float" office:value="0.00000000749699918000007" calcext:value-type="float">
            <text:p>7.49699918000007E-09</text:p>
          </table:table-cell>
          <table:table-cell office:value-type="float" office:value="0.00000000697656318763693" calcext:value-type="float">
            <text:p>6.97656318763693E-09</text:p>
          </table:table-cell>
          <table:table-cell office:value-type="float" office:value="0.00000000818396741586109" calcext:value-type="float">
            <text:p>8.18396741586109E-09</text:p>
          </table:table-cell>
          <table:table-cell office:value-type="float" office:value="0.00000000110543904078901" calcext:value-type="float">
            <text:p>1.10543904078901E-09</text:p>
          </table:table-cell>
          <table:table-cell office:value-type="float" office:value="0.000000000814161023409188" calcext:value-type="float">
            <text:p>8.14161023409188E-10</text:p>
          </table:table-cell>
          <table:table-cell office:value-type="float" office:value="0.00000000143597387523422" calcext:value-type="float">
            <text:p>1.43597387523422E-09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enumerate10</text:p>
          </table:table-cell>
          <table:table-cell office:value-type="float" office:value="0.000000413378452550155" calcext:value-type="float">
            <text:p>4.13378452550155E-07</text:p>
          </table:table-cell>
          <table:table-cell office:value-type="float" office:value="0.000000384938710209731" calcext:value-type="float">
            <text:p>3.84938710209731E-07</text:p>
          </table:table-cell>
          <table:table-cell office:value-type="float" office:value="0.000000461382883044797" calcext:value-type="float">
            <text:p>4.61382883044797E-07</text:p>
          </table:table-cell>
          <table:table-cell office:value-type="float" office:value="0.000000078893377583905" calcext:value-type="float">
            <text:p>7.8893377583905E-08</text:p>
          </table:table-cell>
          <table:table-cell office:value-type="float" office:value="0.0000000492160375398832" calcext:value-type="float">
            <text:p>4.92160375398832E-08</text:p>
          </table:table-cell>
          <table:table-cell office:value-type="float" office:value="0.000000121103328366815" calcext:value-type="float">
            <text:p>1.21103328366815E-07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atch</text:p>
          </table:table-cell>
          <table:table-cell office:value-type="float" office:value="0.000364930254522461" calcext:value-type="float">
            <text:p>0.000364930254522</text:p>
          </table:table-cell>
          <table:table-cell office:value-type="float" office:value="0.000351567577839906" calcext:value-type="float">
            <text:p>0.00035156757784</text:p>
          </table:table-cell>
          <table:table-cell office:value-type="float" office:value="0.000377254551481214" calcext:value-type="float">
            <text:p>0.000377254551481</text:p>
          </table:table-cell>
          <table:table-cell office:value-type="float" office:value="0.00003583172109509" calcext:value-type="float">
            <text:p>3.583172109509E-05</text:p>
          </table:table-cell>
          <table:table-cell office:value-type="float" office:value="0.0000294771282975799" calcext:value-type="float">
            <text:p>2.94771282975799E-05</text:p>
          </table:table-cell>
          <table:table-cell office:value-type="float" office:value="0.0000485796536055198" calcext:value-type="float">
            <text:p>4.85796536055198E-05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union</text:p>
          </table:table-cell>
          <table:table-cell office:value-type="float" office:value="0.0302801423979883" calcext:value-type="float">
            <text:p>0.030280142397988</text:p>
          </table:table-cell>
          <table:table-cell office:value-type="float" office:value="0.0292259919864988" calcext:value-type="float">
            <text:p>0.029225991986499</text:p>
          </table:table-cell>
          <table:table-cell office:value-type="float" office:value="0.0311015032027013" calcext:value-type="float">
            <text:p>0.031101503202701</text:p>
          </table:table-cell>
          <table:table-cell office:value-type="float" office:value="0.00207828193589064" calcext:value-type="float">
            <text:p>0.002078281935891</text:p>
          </table:table-cell>
          <table:table-cell office:value-type="float" office:value="0.00124623050801529" calcext:value-type="float">
            <text:p>0.001246230508015</text:p>
          </table:table-cell>
          <table:table-cell office:value-type="float" office:value="0.0030357446632701" calcext:value-type="float">
            <text:p>0.00303574466327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intersection</text:p>
          </table:table-cell>
          <table:table-cell office:value-type="float" office:value="0.0273293426542698" calcext:value-type="float">
            <text:p>0.02732934265427</text:p>
          </table:table-cell>
          <table:table-cell office:value-type="float" office:value="0.0261390545198435" calcext:value-type="float">
            <text:p>0.026139054519844</text:p>
          </table:table-cell>
          <table:table-cell office:value-type="float" office:value="0.0281896263556918" calcext:value-type="float">
            <text:p>0.028189626355692</text:p>
          </table:table-cell>
          <table:table-cell office:value-type="float" office:value="0.00228421615771625" calcext:value-type="float">
            <text:p>0.002284216157716</text:p>
          </table:table-cell>
          <table:table-cell office:value-type="float" office:value="0.00121504487591282" calcext:value-type="float">
            <text:p>0.001215044875913</text:p>
          </table:table-cell>
          <table:table-cell office:value-type="float" office:value="0.0037438113234383" calcext:value-type="float">
            <text:p>0.003743811323438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difference</text:p>
          </table:table-cell>
          <table:table-cell office:value-type="float" office:value="0.0221320314323788" calcext:value-type="float">
            <text:p>0.022132031432379</text:p>
          </table:table-cell>
          <table:table-cell office:value-type="float" office:value="0.0208259638785996" calcext:value-type="float">
            <text:p>0.0208259638786</text:p>
          </table:table-cell>
          <table:table-cell office:value-type="float" office:value="0.0232173814672213" calcext:value-type="float">
            <text:p>0.023217381467221</text:p>
          </table:table-cell>
          <table:table-cell office:value-type="float" office:value="0.00256830312660669" calcext:value-type="float">
            <text:p>0.002568303126607</text:p>
          </table:table-cell>
          <table:table-cell office:value-type="float" office:value="0.00165456733368763" calcext:value-type="float">
            <text:p>0.001654567333688</text:p>
          </table:table-cell>
          <table:table-cell office:value-type="float" office:value="0.0040148808409417" calcext:value-type="float">
            <text:p>0.004014880840942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append</text:p>
          </table:table-cell>
          <table:table-cell office:value-type="float" office:value="0.356221708981505" calcext:value-type="float">
            <text:p>0.356221708981505</text:p>
          </table:table-cell>
          <table:table-cell office:value-type="float" office:value="0.349038520605037" calcext:value-type="float">
            <text:p>0.349038520605037</text:p>
          </table:table-cell>
          <table:table-cell office:value-type="float" office:value="0.363275924184921" calcext:value-type="float">
            <text:p>0.363275924184921</text:p>
          </table:table-cell>
          <table:table-cell office:value-type="float" office:value="0.0121081107152154" calcext:value-type="float">
            <text:p>0.012108110715215</text:p>
          </table:table-cell>
          <table:table-cell office:value-type="float" office:value="0" calcext:value-type="float">
            <text:p>0</text:p>
          </table:table-cell>
          <table:table-cell office:value-type="float" office:value="0.0122182591398419" calcext:value-type="float">
            <text:p>0.012218259139842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refixes</text:p>
          </table:table-cell>
          <table:table-cell office:value-type="float" office:value="0.628450257873296" calcext:value-type="float">
            <text:p>0.628450257873296</text:p>
          </table:table-cell>
          <table:table-cell office:value-type="float" office:value="0.622489145093797" calcext:value-type="float">
            <text:p>0.622489145093797</text:p>
          </table:table-cell>
          <table:table-cell office:value-type="float" office:value="0.630908349777261" calcext:value-type="float">
            <text:p>0.630908349777261</text:p>
          </table:table-cell>
          <table:table-cell office:value-type="float" office:value="0.00539517112125021" calcext:value-type="float">
            <text:p>0.00539517112125</text:p>
          </table:table-cell>
          <table:table-cell office:value-type="float" office:value="0" calcext:value-type="float">
            <text:p>0</text:p>
          </table:table-cell>
          <table:table-cell office:value-type="float" office:value="0.00606741013639738" calcext:value-type="float">
            <text:p>0.006067410136397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uffixes</text:p>
          </table:table-cell>
          <table:table-cell office:value-type="float" office:value="1.07318051533837" calcext:value-type="float">
            <text:p>1.07318051533837</text:p>
          </table:table-cell>
          <table:table-cell office:value-type="float" office:value="1.06430003270174" calcext:value-type="float">
            <text:p>1.06430003270174</text:p>
          </table:table-cell>
          <table:table-cell office:value-type="float" office:value="1.08149933605593" calcext:value-type="float">
            <text:p>1.08149933605593</text:p>
          </table:table-cell>
          <table:table-cell office:value-type="float" office:value="0.0139476747990819" calcext:value-type="float">
            <text:p>0.013947674799082</text:p>
          </table:table-cell>
          <table:table-cell office:value-type="float" office:value="0" calcext:value-type="float">
            <text:p>0</text:p>
          </table:table-cell>
          <table:table-cell office:value-type="float" office:value="0.0144086201418733" calcext:value-type="float">
            <text:p>0.014408620141873</text:p>
          </table:table-cell>
        </table:table-row>
      </table:table>
      <table:table table:name="ピボットテーブル_bench_2" table:style-name="ta1">
        <table:shapes>
          <draw:frame draw:z-index="0" draw:style-name="gr1" draw:text-style-name="P1" svg:width="187.51mm" svg:height="106.78mm" svg:x="181.72mm" svg:y="22.05mm">
            <draw:object draw:notify-on-update-of-ranges="ピボットテーブル_bench_2.B18:ピボットテーブル_bench_2.B29 ピボットテーブル_bench_2.C17:ピボットテーブル_bench_2.C17 ピボットテーブル_bench_2.C18:ピボットテーブル_bench_2.C29 ピボットテーブル_bench_2.D17:ピボットテーブル_bench_2.D17 ピボットテーブル_bench_2.D18:ピボットテーブル_bench_2.D29 ピボットテーブル_bench_2.E17:ピボットテーブル_bench_2.E17 ピボットテーブル_bench_2.E18:ピボットテーブル_bench_2.E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2" table:default-cell-style-name="ce23"/>
        <table:table-column table:style-name="co5" table:number-columns-repeated="3" table:default-cell-style-name="ce62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合計 - Time</text:p>
          </table:table-cell>
          <table:table-cell table:style-name="ce11"/>
          <table:table-cell table:style-name="ce18" office:value-type="string" calcext:value-type="string">
            <text:p>Name</text:p>
          </table:table-cell>
          <table:table-cell table:style-name="ce28"/>
          <table:table-cell table:style-name="ce33"/>
          <table:table-cell table:number-columns-repeated="2"/>
          <table:table-cell table:style-name="ce78"/>
          <table:table-cell table:number-columns-repeated="2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12" office:value-type="string" calcext:value-type="string">
            <text:p>Method</text:p>
          </table:table-cell>
          <table:table-cell table:style-name="ce19" office:value-type="string" calcext:value-type="string">
            <text:p>ADFA</text:p>
          </table:table-cell>
          <table:table-cell table:style-name="ce29" office:value-type="string" calcext:value-type="string">
            <text:p>Set</text:p>
          </table:table-cell>
          <table:table-cell table:style-name="ce34" office:value-type="string" calcext:value-type="string">
            <text:p>Tri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mbine</text:p>
          </table:table-cell>
          <table:table-cell table:style-name="ce13" office:value-type="string" calcext:value-type="string">
            <text:p>append</text:p>
          </table:table-cell>
          <table:table-cell table:style-name="ce20" office:value-type="float" office:value="0.0259609079036973" calcext:value-type="float">
            <text:p>0.025960907903697</text:p>
          </table:table-cell>
          <table:table-cell table:style-name="ce30" office:value-type="float" office:value="0.356221708981505" calcext:value-type="float">
            <text:p>0.356221708981505</text:p>
          </table:table-cell>
          <table:table-cell table:style-name="ce35" office:value-type="float" office:value="0.0718281004564536" calcext:value-type="float">
            <text:p>0.071828100456454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4" office:value-type="string" calcext:value-type="string">
            <text:p>difference</text:p>
          </table:table-cell>
          <table:table-cell table:style-name="ce21" office:value-type="float" office:value="0.106820214283588" calcext:value-type="float">
            <text:p>0.106820214283588</text:p>
          </table:table-cell>
          <table:table-cell table:style-name="ピボットテーブルの値" office:value-type="float" office:value="0.0221320314323788" calcext:value-type="float">
            <text:p>0.022132031432379</text:p>
          </table:table-cell>
          <table:table-cell table:style-name="ce36" office:value-type="float" office:value="0.0171528843631838" calcext:value-type="float">
            <text:p>0.017152884363184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4" office:value-type="string" calcext:value-type="string">
            <text:p>intersection</text:p>
          </table:table-cell>
          <table:table-cell table:style-name="ce21" office:value-type="float" office:value="0.0939481205044102" calcext:value-type="float">
            <text:p>0.09394812050441</text:p>
          </table:table-cell>
          <table:table-cell table:style-name="ピボットテーブルの値" office:value-type="float" office:value="0.0273293426542698" calcext:value-type="float">
            <text:p>0.02732934265427</text:p>
          </table:table-cell>
          <table:table-cell table:style-name="ce36" office:value-type="float" office:value="0.0521038754104828" calcext:value-type="float">
            <text:p>0.052103875410483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4" office:value-type="string" calcext:value-type="string">
            <text:p>prefixes</text:p>
          </table:table-cell>
          <table:table-cell table:style-name="ce21" office:value-type="float" office:value="0.035243120994471" calcext:value-type="float">
            <text:p>0.035243120994471</text:p>
          </table:table-cell>
          <table:table-cell table:style-name="ピボットテーブルの値" office:value-type="float" office:value="0.628450257873296" calcext:value-type="float">
            <text:p>0.628450257873296</text:p>
          </table:table-cell>
          <table:table-cell table:style-name="ce36" office:value-type="float" office:value="0.0280561685225041" calcext:value-type="float">
            <text:p>0.028056168522504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4" office:value-type="string" calcext:value-type="string">
            <text:p>suffixes</text:p>
          </table:table-cell>
          <table:table-cell table:style-name="ce21" office:value-type="float" office:value="0.630420076287174" calcext:value-type="float">
            <text:p>0.630420076287174</text:p>
          </table:table-cell>
          <table:table-cell table:style-name="ピボットテーブルの値" office:value-type="float" office:value="1.07318051533837" calcext:value-type="float">
            <text:p>1.07318051533837</text:p>
          </table:table-cell>
          <table:table-cell table:style-name="ce36" office:value-type="float" office:value="0.743587422918571" calcext:value-type="float">
            <text:p>0.743587422918571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6" office:value-type="string" calcext:value-type="string">
            <text:p>union</text:p>
          </table:table-cell>
          <table:table-cell table:style-name="ce22" office:value-type="float" office:value="0.123126774123504" calcext:value-type="float">
            <text:p>0.123126774123504</text:p>
          </table:table-cell>
          <table:table-cell table:style-name="ce31" office:value-type="float" office:value="0.0302801423979883" calcext:value-type="float">
            <text:p>0.030280142397988</text:p>
          </table:table-cell>
          <table:table-cell table:style-name="ce37" office:value-type="float" office:value="0.0361844291371098" calcext:value-type="float">
            <text:p>0.0361844291371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nstruction</text:p>
          </table:table-cell>
          <table:table-cell table:style-name="ce13" office:value-type="string" calcext:value-type="string">
            <text:p>fromAscList</text:p>
          </table:table-cell>
          <table:table-cell table:style-name="ce20" office:value-type="float" office:value="0.200326053283576" calcext:value-type="float">
            <text:p>0.200326053283576</text:p>
          </table:table-cell>
          <table:table-cell table:style-name="ce30" office:value-type="float" office:value="0.0728207916524665" calcext:value-type="float">
            <text:p>0.072820791652467</text:p>
          </table:table-cell>
          <table:table-cell table:style-name="ce35" office:value-type="float" office:value="0.0737748495046248" calcext:value-type="float">
            <text:p>0.073774849504625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6" office:value-type="string" calcext:value-type="string">
            <text:p>fromList</text:p>
          </table:table-cell>
          <table:table-cell table:style-name="ce22" office:value-type="float" office:value="0.276853590640482" calcext:value-type="float">
            <text:p>0.276853590640482</text:p>
          </table:table-cell>
          <table:table-cell table:style-name="ce31" office:value-type="float" office:value="0.270004716686235" calcext:value-type="float">
            <text:p>0.270004716686235</text:p>
          </table:table-cell>
          <table:table-cell table:style-name="ce37" office:value-type="float" office:value="0.271370895367921" calcext:value-type="float">
            <text:p>0.27137089536792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3" office:value-type="string" calcext:value-type="string">
            <text:p>enumerate10</text:p>
          </table:table-cell>
          <table:table-cell table:style-name="ce20" office:value-type="float" office:value="0.0000031555886845101" calcext:value-type="float">
            <text:p>3.1555886845101E-06</text:p>
          </table:table-cell>
          <table:table-cell table:style-name="ce30" office:value-type="float" office:value="0.000000413378452550155" calcext:value-type="float">
            <text:p>4.13378452550155E-07</text:p>
          </table:table-cell>
          <table:table-cell table:style-name="ce35" office:value-type="float" office:value="0.00000218023405746281" calcext:value-type="float">
            <text:p>2.18023405746281E-06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4" office:value-type="string" calcext:value-type="string">
            <text:p>isEmpty</text:p>
          </table:table-cell>
          <table:table-cell table:style-name="ce21" office:value-type="float" office:value="0.000000661220092143398" calcext:value-type="float">
            <text:p>6.61220092143398E-07</text:p>
          </table:table-cell>
          <table:table-cell table:style-name="ピボットテーブルの値" office:value-type="float" office:value="0.00000000679555983088785" calcext:value-type="float">
            <text:p>6.79555983088785E-09</text:p>
          </table:table-cell>
          <table:table-cell table:style-name="ce36" office:value-type="float" office:value="0.00000000839968706791059" calcext:value-type="float">
            <text:p>8.39968706791059E-09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14" office:value-type="string" calcext:value-type="string">
            <text:p>match</text:p>
          </table:table-cell>
          <table:table-cell table:style-name="ce21" office:value-type="float" office:value="0.000193005096080868" calcext:value-type="float">
            <text:p>0.000193005096081</text:p>
          </table:table-cell>
          <table:table-cell table:style-name="ピボットテーブルの値" office:value-type="float" office:value="0.000364930254522461" calcext:value-type="float">
            <text:p>0.000364930254522</text:p>
          </table:table-cell>
          <table:table-cell table:style-name="ce36" office:value-type="float" office:value="0.000153996907940969" calcext:value-type="float">
            <text:p>0.000153996907941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7" office:value-type="string" calcext:value-type="string">
            <text:p>stringCount</text:p>
          </table:table-cell>
          <table:table-cell table:style-name="ce25" office:value-type="float" office:value="0.012793743795988" calcext:value-type="float">
            <text:p>0.012793743795988</text:p>
          </table:table-cell>
          <table:table-cell table:style-name="ce32" office:value-type="float" office:value="0.00000000749699918000007" calcext:value-type="float">
            <text:p>7.49699918000007E-09</text:p>
          </table:table-cell>
          <table:table-cell table:style-name="ce38" office:value-type="float" office:value="0.0103040386222361" calcext:value-type="float">
            <text:p>0.010304038622236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Method</text:p>
          </table:table-cell>
          <table:table-cell table:style-name="ce23" office:value-type="string" calcext:value-type="string">
            <text:p>ADFA</text:p>
          </table:table-cell>
          <table:table-cell table:style-name="ce23" office:value-type="string" calcext:value-type="string">
            <text:p>Set</text:p>
          </table:table-cell>
          <table:table-cell table:style-name="ce23" office:value-type="string" calcext:value-type="string">
            <text:p>Trie</text:p>
          </table:table-cell>
          <table:table-cell office:value-type="string" calcext:value-type="string">
            <text:p>Baseline=</text:p>
          </table:table-cell>
          <table:table-cell table:style-name="ce76" office:value-type="string" calcext:value-type="string">
            <text:p>ADFA</text:p>
          </table:table-cell>
          <table:table-cell table:style-name="ce77" table:number-columns-repeated="3"/>
        </table:table-row>
        <table:table-row table:style-name="ro1">
          <table:table-cell table:formula="of:=T([.A3])" office:value-type="string" office:string-value="combine" calcext:value-type="string">
            <text:p>combine</text:p>
          </table:table-cell>
          <table:table-cell table:formula="of:=T([.B3])" office:value-type="string" office:string-value="append" calcext:value-type="string">
            <text:p>append</text:p>
          </table:table-cell>
          <table:table-cell table:formula="of:=[.C3]/[.$G18]" office:value-type="float" office:value="1" calcext:value-type="float">
            <text:p>1</text:p>
          </table:table-cell>
          <table:table-cell table:formula="of:=[.D3]/[.$G18]" office:value-type="float" office:value="13.7214657631744" calcext:value-type="float">
            <text:p>13.7214657631744</text:p>
          </table:table-cell>
          <table:table-cell table:formula="of:=[.E3]/[.$G18]" office:value-type="float" office:value="2.76677921754131" calcext:value-type="float">
            <text:p>2.76677921754131</text:p>
          </table:table-cell>
          <table:table-cell/>
          <table:table-cell table:style-name="ce76" table:formula="of:=HLOOKUP([.$G$17];[.$C$2:.$E$14]; [.H18]; FALSE())" office:value-type="float" office:value="0.0259609079036973" calcext:value-type="float">
            <text:p>0.02596090790369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([.A4])">
            <text:p/>
          </table:table-cell>
          <table:table-cell table:formula="of:=T([.B4])" office:value-type="string" office:string-value="difference" calcext:value-type="string">
            <text:p>difference</text:p>
          </table:table-cell>
          <table:table-cell table:formula="of:=[.C4]/[.$G19]" office:value-type="float" office:value="1" calcext:value-type="float">
            <text:p>1</text:p>
          </table:table-cell>
          <table:table-cell table:formula="of:=[.D4]/[.$G19]" office:value-type="float" office:value="0.207189543484928" calcext:value-type="float">
            <text:p>0.207189543484928</text:p>
          </table:table-cell>
          <table:table-cell table:formula="of:=[.E4]/[.$G19]" office:value-type="float" office:value="0.16057713868319" calcext:value-type="float">
            <text:p>0.16057713868319</text:p>
          </table:table-cell>
          <table:table-cell/>
          <table:table-cell table:style-name="ce76" table:formula="of:=HLOOKUP([.$G$17];[.$C$2:.$E$14]; [.H19]; FALSE())" office:value-type="float" office:value="0.106820214283588" calcext:value-type="float">
            <text:p>0.106820214283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T([.A5])">
            <text:p/>
          </table:table-cell>
          <table:table-cell table:formula="of:=T([.B5])" office:value-type="string" office:string-value="intersection" calcext:value-type="string">
            <text:p>intersection</text:p>
          </table:table-cell>
          <table:table-cell table:formula="of:=[.C5]/[.$G20]" office:value-type="float" office:value="1" calcext:value-type="float">
            <text:p>1</text:p>
          </table:table-cell>
          <table:table-cell table:formula="of:=[.D5]/[.$G20]" office:value-type="float" office:value="0.290898237320105" calcext:value-type="float">
            <text:p>0.290898237320105</text:p>
          </table:table-cell>
          <table:table-cell table:formula="of:=[.E5]/[.$G20]" office:value-type="float" office:value="0.554602637399616" calcext:value-type="float">
            <text:p>0.554602637399616</text:p>
          </table:table-cell>
          <table:table-cell/>
          <table:table-cell table:style-name="ce76" table:formula="of:=HLOOKUP([.$G$17];[.$C$2:.$E$14]; [.H20]; FALSE())" office:value-type="float" office:value="0.0939481205044102" calcext:value-type="float">
            <text:p>0.093948120504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T([.A6])">
            <text:p/>
          </table:table-cell>
          <table:table-cell table:formula="of:=T([.B6])" office:value-type="string" office:string-value="prefixes" calcext:value-type="string">
            <text:p>prefixes</text:p>
          </table:table-cell>
          <table:table-cell table:formula="of:=[.C6]/[.$G21]" office:value-type="float" office:value="1" calcext:value-type="float">
            <text:p>1</text:p>
          </table:table-cell>
          <table:table-cell table:formula="of:=[.D6]/[.$G21]" office:value-type="float" office:value="17.8318559804022" calcext:value-type="float">
            <text:p>17.8318559804022</text:p>
          </table:table-cell>
          <table:table-cell table:formula="of:=[.E6]/[.$G21]" office:value-type="float" office:value="0.796075027716915" calcext:value-type="float">
            <text:p>0.796075027716915</text:p>
          </table:table-cell>
          <table:table-cell/>
          <table:table-cell table:style-name="ce76" table:formula="of:=HLOOKUP([.$G$17];[.$C$2:.$E$14]; [.H21]; FALSE())" office:value-type="float" office:value="0.035243120994471" calcext:value-type="float">
            <text:p>0.0352431209944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T([.A7])">
            <text:p/>
          </table:table-cell>
          <table:table-cell table:formula="of:=T([.B7])" office:value-type="string" office:string-value="suffixes" calcext:value-type="string">
            <text:p>suffixes</text:p>
          </table:table-cell>
          <table:table-cell table:formula="of:=[.C7]/[.$G22]" office:value-type="float" office:value="1" calcext:value-type="float">
            <text:p>1</text:p>
          </table:table-cell>
          <table:table-cell table:formula="of:=[.D7]/[.$G22]" office:value-type="float" office:value="1.7023260452916" calcext:value-type="float">
            <text:p>1.7023260452916</text:p>
          </table:table-cell>
          <table:table-cell table:formula="of:=[.E7]/[.$G22]" office:value-type="float" office:value="1.17951101319281" calcext:value-type="float">
            <text:p>1.17951101319281</text:p>
          </table:table-cell>
          <table:table-cell/>
          <table:table-cell table:style-name="ce76" table:formula="of:=HLOOKUP([.$G$17];[.$C$2:.$E$14]; [.H22]; FALSE())" office:value-type="float" office:value="0.630420076287174" calcext:value-type="float">
            <text:p>0.63042007628717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T([.A8])">
            <text:p/>
          </table:table-cell>
          <table:table-cell table:formula="of:=T([.B8])" office:value-type="string" office:string-value="union" calcext:value-type="string">
            <text:p>union</text:p>
          </table:table-cell>
          <table:table-cell table:formula="of:=[.C8]/[.$G23]" office:value-type="float" office:value="1" calcext:value-type="float">
            <text:p>1</text:p>
          </table:table-cell>
          <table:table-cell table:formula="of:=[.D8]/[.$G23]" office:value-type="float" office:value="0.245926546955705" calcext:value-type="float">
            <text:p>0.245926546955705</text:p>
          </table:table-cell>
          <table:table-cell table:formula="of:=[.E8]/[.$G23]" office:value-type="float" office:value="0.29387945387747" calcext:value-type="float">
            <text:p>0.29387945387747</text:p>
          </table:table-cell>
          <table:table-cell/>
          <table:table-cell table:style-name="ce76" table:formula="of:=HLOOKUP([.$G$17];[.$C$2:.$E$14]; [.H23]; FALSE())" office:value-type="float" office:value="0.123126774123504" calcext:value-type="float">
            <text:p>0.1231267741235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T([.A9])" office:value-type="string" office:string-value="construction" calcext:value-type="string">
            <text:p>construction</text:p>
          </table:table-cell>
          <table:table-cell table:formula="of:=T([.B9])" office:value-type="string" office:string-value="fromAscList" calcext:value-type="string">
            <text:p>fromAscList</text:p>
          </table:table-cell>
          <table:table-cell table:formula="of:=[.C9]/[.$G24]" office:value-type="float" office:value="1" calcext:value-type="float">
            <text:p>1</text:p>
          </table:table-cell>
          <table:table-cell table:formula="of:=[.D9]/[.$G24]" office:value-type="float" office:value="0.363511337935577" calcext:value-type="float">
            <text:p>0.363511337935577</text:p>
          </table:table-cell>
          <table:table-cell table:formula="of:=[.E9]/[.$G24]" office:value-type="float" office:value="0.368273863011672" calcext:value-type="float">
            <text:p>0.368273863011672</text:p>
          </table:table-cell>
          <table:table-cell/>
          <table:table-cell table:style-name="ce76" table:formula="of:=HLOOKUP([.$G$17];[.$C$2:.$E$14]; [.H24]; FALSE())" office:value-type="float" office:value="0.200326053283576" calcext:value-type="float">
            <text:p>0.2003260532835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T([.A10])">
            <text:p/>
          </table:table-cell>
          <table:table-cell table:formula="of:=T([.B10])" office:value-type="string" office:string-value="fromList" calcext:value-type="string">
            <text:p>fromList</text:p>
          </table:table-cell>
          <table:table-cell table:formula="of:=[.C10]/[.$G25]" office:value-type="float" office:value="1" calcext:value-type="float">
            <text:p>1</text:p>
          </table:table-cell>
          <table:table-cell table:formula="of:=[.D10]/[.$G25]" office:value-type="float" office:value="0.975261747776496" calcext:value-type="float">
            <text:p>0.975261747776496</text:p>
          </table:table-cell>
          <table:table-cell table:formula="of:=[.E10]/[.$G25]" office:value-type="float" office:value="0.980196409012152" calcext:value-type="float">
            <text:p>0.980196409012152</text:p>
          </table:table-cell>
          <table:table-cell/>
          <table:table-cell table:style-name="ce76" table:formula="of:=HLOOKUP([.$G$17];[.$C$2:.$E$14]; [.H25]; FALSE())" office:value-type="float" office:value="0.276853590640482" calcext:value-type="float">
            <text:p>0.2768535906404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T([.A11])" office:value-type="string" office:string-value="query" calcext:value-type="string">
            <text:p>query</text:p>
          </table:table-cell>
          <table:table-cell table:formula="of:=T([.B11])" office:value-type="string" office:string-value="enumerate10" calcext:value-type="string">
            <text:p>enumerate10</text:p>
          </table:table-cell>
          <table:table-cell table:formula="of:=[.C11]/[.$G26]" office:value-type="float" office:value="1" calcext:value-type="float">
            <text:p>1</text:p>
          </table:table-cell>
          <table:table-cell table:formula="of:=[.D11]/[.$G26]" office:value-type="float" office:value="0.130998838530292" calcext:value-type="float">
            <text:p>0.130998838530292</text:p>
          </table:table-cell>
          <table:table-cell table:formula="of:=[.E11]/[.$G26]" office:value-type="float" office:value="0.690911989945003" calcext:value-type="float">
            <text:p>0.690911989945003</text:p>
          </table:table-cell>
          <table:table-cell/>
          <table:table-cell table:style-name="ce76" table:formula="of:=HLOOKUP([.$G$17];[.$C$2:.$E$14]; [.H26]; FALSE())" office:value-type="float" office:value="0.0000031555886845101" calcext:value-type="float">
            <text:p>3.1555886845101E-0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T([.A12])">
            <text:p/>
          </table:table-cell>
          <table:table-cell table:formula="of:=T([.B12])" office:value-type="string" office:string-value="isEmpty" calcext:value-type="string">
            <text:p>isEmpty</text:p>
          </table:table-cell>
          <table:table-cell table:formula="of:=[.C12]/[.$G27]" office:value-type="float" office:value="1" calcext:value-type="float">
            <text:p>1</text:p>
          </table:table-cell>
          <table:table-cell table:formula="of:=[.D12]/[.$G27]" office:value-type="float" office:value="0.0102773038987056" calcext:value-type="float">
            <text:p>0.010277303898706</text:p>
          </table:table-cell>
          <table:table-cell table:formula="of:=[.E12]/[.$G27]" office:value-type="float" office:value="0.0127033149290463" calcext:value-type="float">
            <text:p>0.012703314929046</text:p>
          </table:table-cell>
          <table:table-cell/>
          <table:table-cell table:style-name="ce76" table:formula="of:=HLOOKUP([.$G$17];[.$C$2:.$E$14]; [.H27]; FALSE())" office:value-type="float" office:value="0.000000661220092143398" calcext:value-type="float">
            <text:p>6.61220092143398E-0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T([.A13])">
            <text:p/>
          </table:table-cell>
          <table:table-cell table:formula="of:=T([.B13])" office:value-type="string" office:string-value="match" calcext:value-type="string">
            <text:p>match</text:p>
          </table:table-cell>
          <table:table-cell table:formula="of:=[.C13]/[.$G28]" office:value-type="float" office:value="1" calcext:value-type="float">
            <text:p>1</text:p>
          </table:table-cell>
          <table:table-cell table:formula="of:=[.D13]/[.$G28]" office:value-type="float" office:value="1.89078040908079" calcext:value-type="float">
            <text:p>1.89078040908079</text:p>
          </table:table-cell>
          <table:table-cell table:formula="of:=[.E13]/[.$G28]" office:value-type="float" office:value="0.797890372161186" calcext:value-type="float">
            <text:p>0.797890372161186</text:p>
          </table:table-cell>
          <table:table-cell/>
          <table:table-cell table:style-name="ce76" table:formula="of:=HLOOKUP([.$G$17];[.$C$2:.$E$14]; [.H28]; FALSE())" office:value-type="float" office:value="0.000193005096080868" calcext:value-type="float">
            <text:p>0.00019300509608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T([.A14])">
            <text:p/>
          </table:table-cell>
          <table:table-cell table:formula="of:=T([.B14])" office:value-type="string" office:string-value="stringCount" calcext:value-type="string">
            <text:p>stringCount</text:p>
          </table:table-cell>
          <table:table-cell table:formula="of:=[.C14]/[.$G29]" office:value-type="float" office:value="1" calcext:value-type="float">
            <text:p>1</text:p>
          </table:table-cell>
          <table:table-cell table:formula="of:=[.D14]/[.$G29]" office:value-type="float" office:value="0.000000585989472632012" calcext:value-type="float">
            <text:p>5.85989472632012E-07</text:p>
          </table:table-cell>
          <table:table-cell table:formula="of:=[.E14]/[.$G29]" office:value-type="float" office:value="0.805396667820362" calcext:value-type="float">
            <text:p>0.805396667820362</text:p>
          </table:table-cell>
          <table:table-cell/>
          <table:table-cell table:style-name="ce76" table:formula="of:=HLOOKUP([.$G$17];[.$C$2:.$E$14]; [.H29]; FALSE())" office:value-type="float" office:value="0.012793743795988" calcext:value-type="float">
            <text:p>0.01279374379598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named-expressions>
        <table:named-range table:name="Alpha" table:base-cell-address="$ピボットテーブル_bench_2.$H$1" table:cell-range-address="$ピボットテーブル_bench_2.$H$1"/>
      </table:named-expressions>
      <table:data-pilot-tables>
        <table:data-pilot-table table:name="DataPilot2" table:application-data="" table:target-range-address="ピボットテーブル_bench_2.A1:ピボットテーブル_bench_2.E14" table:buttons="ピボットテーブル_bench_2.A2 ピボットテーブル_bench_2.B2 ピボットテーブル_bench_2.C1" table:grand-total="none" table:show-filter-button="false" table:drill-down-on-double-click="false">
          <table:source-cell-range table:cell-range-address="bench.A1:bench.I40"/>
          <table:data-pilot-field table:source-field-name="Name" table:orientation="column" table:used-hierarchy="0" table:function="auto">
            <table:data-pilot-level table:show-empty="false" calcext:repeat-item-labels="false">
              <table:data-pilot-members>
                <table:data-pilot-member table:name="ADFA" table:display="true" table:show-details="true"/>
                <table:data-pilot-member table:name="Set" table:display="true" table:show-details="true"/>
                <table:data-pilot-member table:name="T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combine" table:display="true" table:show-details="true"/>
                <table:data-pilot-member table:name="construction" table:display="true" table:show-details="true"/>
                <table:data-pilot-member table:name="optimize" table:display="false" table:show-details="true"/>
                <table:data-pilot-member table:name="que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thod" table:orientation="row" table:used-hierarchy="0" table:function="auto">
            <table:data-pilot-level table:show-empty="false" calcext:repeat-item-labels="false">
              <table:data-pilot-members>
                <table:data-pilot-member table:name="append" table:display="true" table:show-details="true"/>
                <table:data-pilot-member table:name="difference" table:display="true" table:show-details="true"/>
                <table:data-pilot-member table:name="enumerate10" table:display="true" table:show-details="true"/>
                <table:data-pilot-member table:name="fromAscList" table:display="true" table:show-details="true"/>
                <table:data-pilot-member table:name="fromList" table:display="true" table:show-details="true"/>
                <table:data-pilot-member table:name="intersection" table:display="true" table:show-details="true"/>
                <table:data-pilot-member table:name="isEmpty" table:display="true" table:show-details="true"/>
                <table:data-pilot-member table:name="match" table:display="true" table:show-details="true"/>
                <table:data-pilot-member table:name="minify" table:display="true" table:show-details="true"/>
                <table:data-pilot-member table:name="prefixes" table:display="true" table:show-details="true"/>
                <table:data-pilot-member table:name="prune" table:display="true" table:show-details="true"/>
                <table:data-pilot-member table:name="stringCount" table:display="true" table:show-details="true"/>
                <table:data-pilot-member table:name="suffixes" table:display="true" table:show-details="true"/>
                <table:data-pilot-member table:name="topSort" table:display="true" table:show-details="true"/>
                <table:data-pilot-member table:name="un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sum">
            <table:data-pilot-level table:show-empty="false" calcext:repeat-item-labels="false">
              <table:data-pilot-members>
                <table:data-pilot-member table:name="6.79555983088785E-09" table:display="true" table:show-details="true"/>
                <table:data-pilot-member table:name="7.49699918000007E-09" table:display="true" table:show-details="true"/>
                <table:data-pilot-member table:name="8.39968706791059E-09" table:display="true" table:show-details="true"/>
                <table:data-pilot-member table:name="4.13378452550155E-07" table:display="true" table:show-details="true"/>
                <table:data-pilot-member table:name="6.61220092143398E-07" table:display="true" table:show-details="true"/>
                <table:data-pilot-member table:name="2.18023405746281E-06" table:display="true" table:show-details="true"/>
                <table:data-pilot-member table:name="3.1555886845101E-06" table:display="true" table:show-details="true"/>
                <table:data-pilot-member table:name="0.000153996907941" table:display="true" table:show-details="true"/>
                <table:data-pilot-member table:name="0.000193005096081" table:display="true" table:show-details="true"/>
                <table:data-pilot-member table:name="0.000364930254522" table:display="true" table:show-details="true"/>
                <table:data-pilot-member table:name="0.010304038622236" table:display="true" table:show-details="true"/>
                <table:data-pilot-member table:name="0.012793743795988" table:display="true" table:show-details="true"/>
                <table:data-pilot-member table:name="0.017152884363184" table:display="true" table:show-details="true"/>
                <table:data-pilot-member table:name="0.022132031432379" table:display="true" table:show-details="true"/>
                <table:data-pilot-member table:name="0.025960907903697" table:display="true" table:show-details="true"/>
                <table:data-pilot-member table:name="0.02732934265427" table:display="true" table:show-details="true"/>
                <table:data-pilot-member table:name="0.028056168522504" table:display="true" table:show-details="true"/>
                <table:data-pilot-member table:name="0.030280142397988" table:display="true" table:show-details="true"/>
                <table:data-pilot-member table:name="0.035243120994471" table:display="true" table:show-details="true"/>
                <table:data-pilot-member table:name="0.03618442913711" table:display="true" table:show-details="true"/>
                <table:data-pilot-member table:name="0.052103875410483" table:display="true" table:show-details="true"/>
                <table:data-pilot-member table:name="0.071828100456454" table:display="true" table:show-details="true"/>
                <table:data-pilot-member table:name="0.072820791652467" table:display="true" table:show-details="true"/>
                <table:data-pilot-member table:name="0.073774849504625" table:display="true" table:show-details="true"/>
                <table:data-pilot-member table:name="0.075881820354785" table:display="true" table:show-details="true"/>
                <table:data-pilot-member table:name="0.09394812050441" table:display="true" table:show-details="true"/>
                <table:data-pilot-member table:name="0.106820214283588" table:display="true" table:show-details="true"/>
                <table:data-pilot-member table:name="0.123126774123504" table:display="true" table:show-details="true"/>
                <table:data-pilot-member table:name="0.200326053283576" table:display="true" table:show-details="true"/>
                <table:data-pilot-member table:name="0.201705879405424" table:display="true" table:show-details="true"/>
                <table:data-pilot-member table:name="0.270004716686235" table:display="true" table:show-details="true"/>
                <table:data-pilot-member table:name="0.271370895367921" table:display="true" table:show-details="true"/>
                <table:data-pilot-member table:name="0.276853590640482" table:display="true" table:show-details="true"/>
                <table:data-pilot-member table:name="0.356221708981505" table:display="true" table:show-details="true"/>
                <table:data-pilot-member table:name="0.628450257873296" table:display="true" table:show-details="true"/>
                <table:data-pilot-member table:name="0.630420076287174" table:display="true" table:show-details="true"/>
                <table:data-pilot-member table:name="0.714291081812172" table:display="true" table:show-details="true"/>
                <table:data-pilot-member table:name="0.743587422918571" table:display="true" table:show-details="true"/>
                <table:data-pilot-member table:name="1.07318051533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4">0000/00/00</text:date>, <text:time style:data-style-name="N2" text:time-value="18:02:05.30647369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8:27:29.217129040</dc:date>
    <meta:editing-duration>PT1H36M16S</meta:editing-duration>
    <meta:editing-cycles>8</meta:editing-cycles>
    <meta:generator>LibreOffice/5.4.5.1$Linux_X86_64 LibreOffice_project/40m0$Build-1</meta:generator>
    <meta:document-statistic meta:table-count="2" meta:cell-count="50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style:rotation-angle="90"/>
      <style:graphic-properties svg:stroke-color="#b3b3b3"/>
      <style:text-properties fo:font-size="13pt" style:font-size-asian="13pt" style:font-size-complex="10pt"/>
    </style:style>
    <style:style style:name="ch5" style:family="chart" style:data-style-name="N0">
      <style:chart-properties chart:display-label="true" chart:logarithmic="false" chart:minimum="0" chart:maximum="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2pt" style:font-size-complex="10pt"/>
    </style:style>
    <style:style style:name="ch6" style:family="chart">
      <style:chart-properties chart:auto-position="true" style:rotation-angle="90"/>
      <style:text-properties fo:font-size="12pt" style:font-size-asian="11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52cm" svg:height="10.679cm" xlink:href=".." xlink:type="simple" chart:class="chart:bar" chart:style-name="ch1">
        <chart:legend chart:legend-position="end" svg:x="17.071cm" svg:y="4.542cm" style:legend-expansion="high" chart:style-name="ch2"/>
        <chart:plot-area chart:style-name="ch3" table:cell-range-address="ピボットテーブル_bench_2.B17:ピボットテーブル_bench_2.E29" chart:data-source-has-labels="both" svg:x="1.53cm" svg:y="0.213cm" svg:width="15.166cm" svg:height="10.253cm">
          <chartooo:coordinate-region svg:x="2.39cm" svg:y="0.213cm" svg:width="14.306cm" svg:height="7.185cm"/>
          <chart:axis chart:dimension="x" chart:name="primary-x" chart:style-name="ch4" chartooo:axis-type="auto">
            <chartooo:date-scale/>
            <chart:categories table:cell-range-address="ピボットテーブル_bench_2.B18:ピボットテーブル_bench_2.B29"/>
          </chart:axis>
          <chart:axis chart:dimension="y" chart:name="primary-y" chart:style-name="ch5">
            <chart:title svg:x="0.451cm" svg:y="7.439cm" chart:style-name="ch6">
              <text:p>Time (Ratio to ADFA)</text:p>
            </chart:title>
            <chart:grid chart:style-name="ch7" chart:class="major"/>
          </chart:axis>
          <chart:series chart:style-name="ch8" chart:values-cell-range-address="ピボットテーブル_bench_2.C18:ピボットテーブル_bench_2.C29" chart:label-cell-address="ピボットテーブル_bench_2.C17:ピボットテーブル_bench_2.C17" chart:class="chart:bar">
            <chart:data-point chart:repeated="12"/>
          </chart:series>
          <chart:series chart:style-name="ch9" chart:values-cell-range-address="ピボットテーブル_bench_2.D18:ピボットテーブル_bench_2.D29" chart:label-cell-address="ピボットテーブル_bench_2.D17:ピボットテーブル_bench_2.D17" chart:class="chart:bar">
            <chart:data-point chart:repeated="12"/>
          </chart:series>
          <chart:series chart:style-name="ch10" chart:values-cell-range-address="ピボットテーブル_bench_2.E18:ピボットテーブル_bench_2.E29" chart:label-cell-address="ピボットテーブル_bench_2.E17:ピボットテーブル_bench_2.E17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FA</text:p>
                <draw:g>
                  <svg:desc>ピボットテーブル_bench_2.C17:ピボットテーブル_bench_2.C17</svg:desc>
                </draw:g>
              </table:table-cell>
              <table:table-cell office:value-type="string">
                <text:p>Set</text:p>
                <draw:g>
                  <svg:desc>ピボットテーブル_bench_2.D17:ピボットテーブル_bench_2.D17</svg:desc>
                </draw:g>
              </table:table-cell>
              <table:table-cell office:value-type="string">
                <text:p>Trie</text:p>
                <draw:g>
                  <svg:desc>ピボットテーブル_bench_2.E17:ピボットテーブル_bench_2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end</text:p>
                <draw:g>
                  <svg:desc>ピボットテーブル_bench_2.B18:ピボットテーブル_bench_2.B29</svg:desc>
                </draw:g>
              </table:table-cell>
              <table:table-cell office:value-type="float" office:value="1">
                <text:p>1</text:p>
                <draw:g>
                  <svg:desc>ピボットテーブル_bench_2.C18:ピボットテーブル_bench_2.C29</svg:desc>
                </draw:g>
              </table:table-cell>
              <table:table-cell office:value-type="float" office:value="13.7214657631744">
                <text:p>13.7214657631744</text:p>
                <draw:g>
                  <svg:desc>ピボットテーブル_bench_2.D18:ピボットテーブル_bench_2.D29</svg:desc>
                </draw:g>
              </table:table-cell>
              <table:table-cell office:value-type="float" office:value="2.76677921754131">
                <text:p>2.76677921754131</text:p>
                <draw:g>
                  <svg:desc>ピボットテーブル_bench_2.E18:ピボットテーブル_bench_2.E29</svg:desc>
                </draw:g>
              </table:table-cell>
            </table:table-row>
            <table:table-row>
              <table:table-cell office:value-type="string">
                <text:p>difference</text:p>
              </table:table-cell>
              <table:table-cell office:value-type="float" office:value="1">
                <text:p>1</text:p>
              </table:table-cell>
              <table:table-cell office:value-type="float" office:value="0.207189543484928">
                <text:p>0.207189543484928</text:p>
              </table:table-cell>
              <table:table-cell office:value-type="float" office:value="0.16057713868319">
                <text:p>0.16057713868319</text:p>
              </table:table-cell>
            </table:table-row>
            <table:table-row>
              <table:table-cell office:value-type="string">
                <text:p>intersection</text:p>
              </table:table-cell>
              <table:table-cell office:value-type="float" office:value="1">
                <text:p>1</text:p>
              </table:table-cell>
              <table:table-cell office:value-type="float" office:value="0.290898237320105">
                <text:p>0.290898237320105</text:p>
              </table:table-cell>
              <table:table-cell office:value-type="float" office:value="0.554602637399616">
                <text:p>0.554602637399616</text:p>
              </table:table-cell>
            </table:table-row>
            <table:table-row>
              <table:table-cell office:value-type="string">
                <text:p>prefixes</text:p>
              </table:table-cell>
              <table:table-cell office:value-type="float" office:value="1">
                <text:p>1</text:p>
              </table:table-cell>
              <table:table-cell office:value-type="float" office:value="17.8318559804022">
                <text:p>17.8318559804022</text:p>
              </table:table-cell>
              <table:table-cell office:value-type="float" office:value="0.796075027716915">
                <text:p>0.796075027716915</text:p>
              </table:table-cell>
            </table:table-row>
            <table:table-row>
              <table:table-cell office:value-type="string">
                <text:p>suffixes</text:p>
              </table:table-cell>
              <table:table-cell office:value-type="float" office:value="1">
                <text:p>1</text:p>
              </table:table-cell>
              <table:table-cell office:value-type="float" office:value="1.7023260452916">
                <text:p>1.7023260452916</text:p>
              </table:table-cell>
              <table:table-cell office:value-type="float" office:value="1.17951101319281">
                <text:p>1.17951101319281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1">
                <text:p>1</text:p>
              </table:table-cell>
              <table:table-cell office:value-type="float" office:value="0.245926546955705">
                <text:p>0.245926546955705</text:p>
              </table:table-cell>
              <table:table-cell office:value-type="float" office:value="0.29387945387747">
                <text:p>0.29387945387747</text:p>
              </table:table-cell>
            </table:table-row>
            <table:table-row>
              <table:table-cell office:value-type="string">
                <text:p>fromAscList</text:p>
              </table:table-cell>
              <table:table-cell office:value-type="float" office:value="1">
                <text:p>1</text:p>
              </table:table-cell>
              <table:table-cell office:value-type="float" office:value="0.363511337935577">
                <text:p>0.363511337935577</text:p>
              </table:table-cell>
              <table:table-cell office:value-type="float" office:value="0.368273863011672">
                <text:p>0.368273863011672</text:p>
              </table:table-cell>
            </table:table-row>
            <table:table-row>
              <table:table-cell office:value-type="string">
                <text:p>fromList</text:p>
              </table:table-cell>
              <table:table-cell office:value-type="float" office:value="1">
                <text:p>1</text:p>
              </table:table-cell>
              <table:table-cell office:value-type="float" office:value="0.975261747776496">
                <text:p>0.975261747776496</text:p>
              </table:table-cell>
              <table:table-cell office:value-type="float" office:value="0.980196409012152">
                <text:p>0.980196409012152</text:p>
              </table:table-cell>
            </table:table-row>
            <table:table-row>
              <table:table-cell office:value-type="string">
                <text:p>enumerate10</text:p>
              </table:table-cell>
              <table:table-cell office:value-type="float" office:value="1">
                <text:p>1</text:p>
              </table:table-cell>
              <table:table-cell office:value-type="float" office:value="0.130998838530292">
                <text:p>0.130998838530292</text:p>
              </table:table-cell>
              <table:table-cell office:value-type="float" office:value="0.690911989945003">
                <text:p>0.690911989945003</text:p>
              </table:table-cell>
            </table:table-row>
            <table:table-row>
              <table:table-cell office:value-type="string">
                <text:p>isEmpty</text:p>
              </table:table-cell>
              <table:table-cell office:value-type="float" office:value="1">
                <text:p>1</text:p>
              </table:table-cell>
              <table:table-cell office:value-type="float" office:value="0.0102773038987056">
                <text:p>0.0102773038987056</text:p>
              </table:table-cell>
              <table:table-cell office:value-type="float" office:value="0.0127033149290463">
                <text:p>0.0127033149290463</text:p>
              </table:table-cell>
            </table:table-row>
            <table:table-row>
              <table:table-cell office:value-type="string">
                <text:p>match</text:p>
              </table:table-cell>
              <table:table-cell office:value-type="float" office:value="1">
                <text:p>1</text:p>
              </table:table-cell>
              <table:table-cell office:value-type="float" office:value="1.89078040908079">
                <text:p>1.89078040908079</text:p>
              </table:table-cell>
              <table:table-cell office:value-type="float" office:value="0.797890372161186">
                <text:p>0.797890372161186</text:p>
              </table:table-cell>
            </table:table-row>
            <table:table-row>
              <table:table-cell office:value-type="string">
                <text:p>stringCount</text:p>
              </table:table-cell>
              <table:table-cell office:value-type="float" office:value="1">
                <text:p>1</text:p>
              </table:table-cell>
              <table:table-cell office:value-type="float" office:value="0.000000585989472632012">
                <text:p>0.000000585989472632012</text:p>
              </table:table-cell>
              <table:table-cell office:value-type="float" office:value="0.805396667820362">
                <text:p>0.805396667820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